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6d0c5" officeooo:paragraph-rsid="0006d0c5"/>
    </style:style>
    <style:style style:name="P2" style:family="paragraph" style:parent-style-name="Standard">
      <style:paragraph-properties fo:text-align="justify" style:justify-single-word="false"/>
      <style:text-properties officeooo:rsid="0006d0c5" officeooo:paragraph-rsid="0006d0c5"/>
    </style:style>
    <style:style style:name="P3" style:family="paragraph" style:parent-style-name="Standard">
      <style:text-properties fo:font-size="14pt" officeooo:rsid="0006d0c5" officeooo:paragraph-rsid="0006d0c5" style:font-size-asian="12.25pt" style:font-size-complex="14pt"/>
    </style:style>
    <style:style style:name="P4" style:family="paragraph" style:parent-style-name="Standard">
      <style:paragraph-properties fo:text-align="justify" style:justify-single-word="false"/>
      <style:text-properties fo:font-size="12pt" officeooo:rsid="00078134" officeooo:paragraph-rsid="00078134" style:font-size-asian="12pt" style:font-size-complex="12pt"/>
    </style:style>
    <style:style style:name="P5" style:family="paragraph" style:parent-style-name="Standard">
      <style:paragraph-properties fo:text-align="center" style:justify-single-word="false"/>
      <style:text-properties fo:font-size="14pt" fo:font-weight="bold" officeooo:rsid="000cb0e1" officeooo:paragraph-rsid="000cb0e1" style:font-size-asian="12.25pt" style:font-weight-asian="bold" style:font-size-complex="14pt" style:font-weight-complex="bold"/>
    </style:style>
    <style:style style:name="P6" style:family="paragraph" style:parent-style-name="Standard">
      <style:paragraph-properties fo:line-height="100%" fo:text-align="center" style:justify-single-word="false"/>
      <style:text-properties fo:font-size="14pt" fo:font-weight="bold" officeooo:rsid="000cb0e1" officeooo:paragraph-rsid="000cb0e1" style:font-size-asian="12.25pt" style:font-weight-asian="bold" style:font-size-complex="14pt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size="14pt" fo:font-weight="normal" officeooo:rsid="000cb0e1" officeooo:paragraph-rsid="000cb0e1" style:font-size-asian="12.25pt" style:font-weight-asian="normal" style:font-size-complex="14pt" style:font-weight-complex="normal"/>
    </style:style>
    <style:style style:name="P8" style:family="paragraph" style:parent-style-name="Standard">
      <style:paragraph-properties fo:text-align="justify" style:justify-single-word="false"/>
      <style:text-properties officeooo:rsid="000cb0e1" officeooo:paragraph-rsid="000cb0e1"/>
    </style:style>
    <style:style style:name="P9" style:family="paragraph" style:parent-style-name="Standard">
      <style:paragraph-properties fo:text-align="justify" style:justify-single-word="false"/>
      <style:text-properties officeooo:rsid="0006d0c5" officeooo:paragraph-rsid="0006d0c5"/>
    </style:style>
    <style:style style:name="P10" style:family="paragraph" style:parent-style-name="Standard">
      <style:paragraph-properties fo:text-align="justify" style:justify-single-word="false"/>
      <style:text-properties fo:font-size="12pt" officeooo:rsid="00078134" officeooo:paragraph-rsid="00078134" style:font-size-asian="12pt" style:font-size-complex="12pt"/>
    </style:style>
    <style:style style:name="P11" style:family="paragraph" style:parent-style-name="Standard">
      <style:paragraph-properties fo:text-align="justify" style:justify-single-word="false"/>
      <style:text-properties fo:font-size="12pt" officeooo:rsid="000cb0e1" officeooo:paragraph-rsid="000cb0e1" style:font-size-asian="12pt" style:font-size-complex="12pt"/>
    </style:style>
    <style:style style:name="P12" style:family="paragraph" style:parent-style-name="Standard">
      <style:paragraph-properties fo:text-align="justify" style:justify-single-word="false"/>
      <style:text-properties fo:font-size="12pt" officeooo:rsid="000cb0e1" officeooo:paragraph-rsid="000d48cf" style:font-size-asian="12pt" style:font-size-complex="12pt"/>
    </style:style>
    <style:style style:name="P13" style:family="paragraph" style:parent-style-name="Standard">
      <style:paragraph-properties fo:text-align="justify" style:justify-single-word="false"/>
      <style:text-properties fo:font-size="12pt" officeooo:rsid="000ef4ea" officeooo:paragraph-rsid="000ef4ea" style:font-size-asian="12pt" style:font-size-complex="12pt"/>
    </style:style>
    <style:style style:name="P14" style:family="paragraph" style:parent-style-name="Standard">
      <style:paragraph-properties fo:text-align="center" style:justify-single-word="false"/>
      <style:text-properties fo:font-size="12pt" officeooo:rsid="000ef4ea" officeooo:paragraph-rsid="000ef4ea" style:font-size-asian="12pt" style:font-size-complex="12pt"/>
    </style:style>
    <style:style style:name="P15" style:family="paragraph" style:parent-style-name="Standard">
      <style:paragraph-properties fo:text-align="justify" style:justify-single-word="false"/>
      <style:text-properties fo:font-size="12pt" fo:font-weight="normal" officeooo:rsid="000cb0e1" officeooo:paragraph-rsid="000cb0e1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justify" style:justify-single-word="false"/>
      <style:text-properties fo:font-size="12pt" fo:font-weight="normal" officeooo:rsid="000ef4ea" officeooo:paragraph-rsid="000ef4ea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orphans="0" fo:widows="0" fo:text-indent="1.251cm" style:auto-text-indent="false"/>
      <style:text-properties style:font-name="Times New Roman" fo:font-size="14pt" officeooo:paragraph-rsid="000cb0e1" style:font-size-asian="14pt" style:font-name-complex="Times New Roman" style:font-size-complex="14pt"/>
    </style:style>
    <style:style style:name="P18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orphans="0" fo:widows="0" fo:text-indent="1.251cm" style:auto-text-indent="false"/>
      <style:text-properties officeooo:paragraph-rsid="000cb0e1"/>
    </style:style>
    <style:style style:name="P19" style:family="paragraph" style:parent-style-name="Standard">
      <style:paragraph-properties fo:margin-left="3.752cm" fo:margin-right="0cm" fo:margin-top="0cm" fo:margin-bottom="0cm" style:contextual-spacing="false" fo:line-height="100%" fo:text-align="justify" style:justify-single-word="false" fo:orphans="0" fo:widows="0" fo:text-indent="1.251cm" style:auto-text-indent="false"/>
      <style:text-properties officeooo:paragraph-rsid="000cb0e1"/>
    </style:style>
    <style:style style:name="P20" style:family="paragraph" style:parent-style-name="Standard">
      <style:paragraph-properties fo:margin-left="1.251cm" fo:margin-right="0cm" fo:margin-top="0cm" fo:margin-bottom="0cm" style:contextual-spacing="false" fo:line-height="100%" fo:text-align="justify" style:justify-single-word="false" fo:orphans="0" fo:widows="0" fo:text-indent="0cm" style:auto-text-indent="false"/>
      <style:text-properties officeooo:paragraph-rsid="000cb0e1"/>
    </style:style>
    <style:style style:name="P21" style:family="paragraph" style:parent-style-name="Standard">
      <style:paragraph-properties fo:margin-left="2.501cm" fo:margin-right="0cm" fo:margin-top="0cm" fo:margin-bottom="0cm" style:contextual-spacing="false" fo:line-height="100%" fo:text-align="justify" style:justify-single-word="false" fo:orphans="0" fo:widows="0" fo:text-indent="1.251cm" style:auto-text-indent="false"/>
      <style:text-properties officeooo:paragraph-rsid="000cb0e1"/>
    </style:style>
    <style:style style:name="P22" style:family="paragraph" style:parent-style-name="Standard">
      <style:paragraph-properties fo:margin-left="2.501cm" fo:margin-right="0cm" fo:margin-top="0cm" fo:margin-bottom="0cm" style:contextual-spacing="false" fo:line-height="100%" fo:text-align="justify" style:justify-single-word="false" fo:orphans="0" fo:widows="0" fo:text-indent="0cm" style:auto-text-indent="false"/>
      <style:text-properties style:font-name="Times New Roman" fo:font-size="14pt" fo:language="en" fo:country="US" officeooo:paragraph-rsid="000cb0e1" style:font-size-asian="14pt" style:font-name-complex="Times New Roman" style:font-size-complex="14pt"/>
    </style:style>
    <style:style style:name="P23" style:family="paragraph" style:parent-style-name="Standard">
      <style:paragraph-properties fo:margin-left="2.501cm" fo:margin-right="0cm" fo:margin-top="0cm" fo:margin-bottom="0cm" style:contextual-spacing="false" fo:line-height="100%" fo:text-align="justify" style:justify-single-word="false" fo:orphans="0" fo:widows="0" fo:text-indent="0cm" style:auto-text-indent="false"/>
      <style:text-properties officeooo:paragraph-rsid="000cb0e1"/>
    </style:style>
    <style:style style:name="T1" style:family="text">
      <style:text-properties fo:font-size="14pt" style:font-size-asian="12.25pt" style:font-size-complex="14pt"/>
    </style:style>
    <style:style style:name="T2" style:family="text">
      <style:text-properties fo:font-size="14pt" officeooo:rsid="000fe946" style:font-size-asian="12.25pt" style:font-size-complex="14pt"/>
    </style:style>
    <style:style style:name="T3" style:family="text">
      <style:text-properties fo:font-size="14pt" officeooo:rsid="000cb0e1" style:font-size-asian="14pt" style:font-size-complex="14pt"/>
    </style:style>
    <style:style style:name="T4" style:family="text">
      <style:text-properties fo:font-size="14pt" fo:font-weight="bold" style:font-size-asian="12.25pt" style:font-weight-asian="bold" style:font-size-complex="14pt" style:font-weight-complex="bold"/>
    </style:style>
    <style:style style:name="T5" style:family="text">
      <style:text-properties style:font-name="Times New Roman" fo:font-size="14pt" style:font-size-asian="14pt" style:font-name-complex="Times New Roman" style:font-size-complex="14pt"/>
    </style:style>
    <style:style style:name="T6" style:family="text">
      <style:text-properties style:font-name="Times New Roman" fo:font-size="14pt" fo:language="en" fo:country="US" style:font-size-asian="14pt" style:font-name-complex="Times New Roman" style:font-size-complex="14pt"/>
    </style:style>
    <style:style style:name="T7" style:family="text">
      <style:text-properties style:font-name="Times New Roman" fo:font-size="14pt" fo:language="en" fo:country="US" fo:font-style="italic" fo:font-weight="bold" style:font-size-asian="14pt" style:font-style-asian="italic" style:font-weight-asian="bold" style:font-name-complex="Times New Roman" style:font-size-complex="14pt"/>
    </style:style>
    <style:style style:name="T8" style:family="text">
      <style:text-properties style:font-name="Times New Roman" fo:font-size="14pt" fo:language="en" fo:country="US" fo:font-weight="bold" style:font-size-asian="14pt" style:font-weight-asian="bold" style:font-name-complex="Times New Roman" style:font-size-complex="14pt"/>
    </style:style>
    <style:style style:name="T9" style:family="text">
      <style:text-properties style:font-name="Times New Roman" fo:font-size="14pt" fo:language="en" fo:country="US" style:font-name-asian="Times New Roman" style:font-size-asian="14pt" style:font-name-complex="Times New Roman" style:font-size-complex="14pt"/>
    </style:style>
    <style:style style:name="T10" style:family="text">
      <style:text-properties style:font-name="Times New Roman" fo:font-size="14pt" fo:font-style="italic" fo:font-weight="bold" style:font-size-asian="14pt" style:font-style-asian="italic" style:font-weight-asian="bold" style:font-name-complex="Times New Roman" style:font-size-complex="14pt"/>
    </style:style>
    <style:style style:name="T11" style:family="text">
      <style:text-properties style:font-name="Times New Roman" fo:font-size="14pt" fo:font-weight="bold" style:font-size-asian="14pt" style:font-weight-asian="bold" style:font-name-complex="Times New Roman" style:font-size-complex="14pt"/>
    </style:style>
    <style:style style:name="T12" style:family="text">
      <style:text-properties style:font-name="Times New Roman" style:font-size-asian="14pt" style:font-name-complex="Times New Roman"/>
    </style:style>
    <style:style style:name="T13" style:family="text">
      <style:text-properties style:font-name="Times New Roman" fo:language="en" fo:country="US" style:font-size-asian="14pt" style:font-name-complex="Times New Roman"/>
    </style:style>
    <style:style style:name="T14" style:family="text">
      <style:text-properties style:font-name="Times New Roman" fo:font-weight="bold" style:font-size-asian="14pt" style:font-weight-asian="bold" style:font-name-complex="Times New Roman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officeooo:rsid="000d48c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6 ЛАБОРАТОРНАЯ РАБОТА №6</text:p>
      <text:p text:style-name="P6">ИНТЕРФЕЙС ПРИКЛАДНОГО ПРОГРАММИРОВАНИЯ ОС UNIX: ОБЪЕКТНЫЕ ФАЙЛЫ В ОС UNIX</text:p>
      <text:p text:style-name="P7"><text:tab/></text:p>
      <text:p text:style-name="P7"><text:tab/><text:span text:style-name="T15">Цель работы: </text:span><text:span text:style-name="T12">Изучение программного интерфейса процессов, потоков выполнения (threads), атрибутов процесса, различных способов запуска программ.</text:span></text:p>
      <text:p text:style-name="P7"/>
      <text:p text:style-name="P7"><text:span text:style-name="T12"><text:tab/></text:span><text:span text:style-name="T14">6.1 Синтаксис изученных системных вызовов</text:span></text:p>
      <text:p text:style-name="P7"/>
      <text:p text:style-name="P17">Любая выполняющаяся программа в ОС UNIX является процессом или потоком выполнения. Все процессы, кроме самого первого (init, PID=1), порождаются "отпочковыванием" от родительского процесса в результате вызова им функции fork(). После вызова fork() родительский и порожденный процессы имеют одинаковые сегменты кода и данных, поэтому, чтобы начать выполнение новой программы, порожденный процесс должен выполнить вызов exec().</text:p>
      <text:p text:style-name="P18"><text:span text:style-name="T10">Название:</text:span><text:span text:style-name="T11"> </text:span><text:span text:style-name="T6">fork</text:span><text:span text:style-name="T5"> - создает дочерний процесс <text:s/></text:span></text:p>
      <text:p text:style-name="P18"><text:span text:style-name="T10">Синтаксис</text:span><text:span text:style-name="T7">:</text:span><text:span text:style-name="T8"><text:tab/></text:span><text:span text:style-name="T6">pid_t fork(void); <text:s/></text:span></text:p>
      <text:p text:style-name="P18"><text:span text:style-name="T10">Описание:</text:span><text:span text:style-name="T11"> </text:span><text:span text:style-name="T6">fork</text:span><text:span text:style-name="T5"> создает процесс-потомок, который отличается от родительского только значениями </text:span><text:span text:style-name="T6">PID</text:span><text:span text:style-name="T5"> (идентификатор процесса) и </text:span><text:span text:style-name="T6">PPID</text:span><text:span text:style-name="T5"> (идентификатор родительского процесса), а также тем фактом, что счетчики использования ресурсов установлены в 0. Блокировки файлов и сигналы, ожидающие обработки, не наследуются.</text:span></text:p>
      <text:p text:style-name="P18"><text:span text:style-name="T10">Возвращаемое значение:</text:span><text:span text:style-name="T11"> </text:span><text:span text:style-name="T5">При успешном завершении родителю возвращается </text:span><text:span text:style-name="T6">PID</text:span><text:span text:style-name="T5"> процесса-потомка, а процессу-потомку возвращается 0. При неудаче родительскому процессу возвращается -1, процесс-потомок не создается, а значение </text:span><text:span text:style-name="T6">errno</text:span><text:span text:style-name="T5"> устанавливается должным образом.</text:span><text:span text:style-name="T11"> <text:s/></text:span></text:p>
      <text:p text:style-name="P18"><text:span text:style-name="T10">Название:</text:span><text:span text:style-name="T11"> </text:span><text:span text:style-name="T6">wait</text:span><text:span text:style-name="T5">, </text:span><text:span text:style-name="T6">waitpid</text:span><text:span text:style-name="T5"> - ожидает завершения процесса</text:span><text:span text:style-name="T11"> <text:s/></text:span></text:p>
      <text:p text:style-name="P18"><text:span text:style-name="T10">Синтаксис</text:span><text:span text:style-name="T7">:</text:span><text:span text:style-name="T8"><text:tab/></text:span><text:span text:style-name="T6">pid_t wait(int *status); </text:span></text:p>
      <text:p text:style-name="P19"><text:span text:style-name="T6">pid_t waitpid(pid_t pid, int *status, int options); <text:s text:c="3"/></text:span></text:p>
      <text:p text:style-name="P18"><text:span text:style-name="T10">Описание:</text:span><text:span text:style-name="T11"> </text:span><text:span text:style-name="T5">Функция </text:span><text:span text:style-name="T6">wait</text:span><text:span text:style-name="T5"> приостанавливает выполнение текущего процесса до тех пор, пока дочерний процесс не завершится, или до появления сигнала, который либо завершает текущий процесс, либо требует вызвать функцию-обработчик. </text:span></text:p>
      <text:p text:style-name="P18"><text:span text:style-name="T10">Название:</text:span><text:span text:style-name="T5"> </text:span><text:span text:style-name="T6">pthread</text:span><text:span text:style-name="T5">_</text:span><text:span text:style-name="T6">create</text:span><text:span text:style-name="T5">()</text:span></text:p>
      <text:p text:style-name="P20"><text:span text:style-name="T10">Синтаксис</text:span><text:span text:style-name="T7">:</text:span><text:span text:style-name="T11"> <text:s/></text:span><text:span text:style-name="T6">int pthread_create(pthread_t *restrict thread, const pthread_attr_t </text:span></text:p>
      <text:p text:style-name="P21"><text:span text:style-name="T9"><text:s/></text:span><text:span text:style-name="T6">*restrict attr, void *(*start_routine)(void*), void *restrict arg);</text:span></text:p>
      <text:p text:style-name="P18"><text:span text:style-name="T10">Описание: </text:span><text:span text:style-name="T6">Pthread</text:span><text:span text:style-name="T5">_</text:span><text:span text:style-name="T6">create</text:span><text:span text:style-name="T5"> создает поток выполнения , эта функция определена в заголовочном файле &lt;</text:span><text:span text:style-name="T6">pthread</text:span><text:span text:style-name="T5">.</text:span><text:span text:style-name="T6">h</text:span><text:span text:style-name="T5">&gt;. Первый параметр этой функции представляет собой указатель на переменную типа </text:span><text:span text:style-name="T6">pthread</text:span><text:span text:style-name="T5">_</text:span><text:span text:style-name="T6">t</text:span><text:span text:style-name="T5">, которая служит идентификатором создаваемого потока. Второй параметр, указатель на переменную типа </text:span><text:span text:style-name="T6">pthread</text:span><text:span text:style-name="T5">_</text:span><text:span text:style-name="T6">attr</text:span><text:span text:style-name="T5">_</text:span><text:span text:style-name="T6">t</text:span><text:span text:style-name="T5">, используется для передачи атрибутов потока. Третьим параметром функции </text:span><text:span text:style-name="T6">pthread</text:span><text:span text:style-name="T5">_</text:span><text:span text:style-name="T6">create</text:span><text:span text:style-name="T5">() должен быть адрес функции потока. </text:span></text:p>
      <text:p text:style-name="P18"><text:soft-page-break/><text:span text:style-name="T6">Clone</text:span><text:span text:style-name="T5">() является библиотечной функцией, создаёт новый процесс как и </text:span><text:span text:style-name="T6">fork</text:span><text:span text:style-name="T5">(), но в отличие от него, системные вызовы позволяют процессу-потомку разделять части их контекста выполнения с вызывающим процессом: такие как область памяти, таблицу файловых дескрипторов и таблицу обработчиков сигналов. </text:span></text:p>
      <text:p text:style-name="P18"><text:span text:style-name="T10">Название</text:span><text:span text:style-name="T7">:</text:span><text:span text:style-name="T6"> execve - выполнить программу <text:s/></text:span></text:p>
      <text:p text:style-name="P18"><text:span text:style-name="T10">Синтаксис</text:span><text:span text:style-name="T7">:</text:span></text:p>
      <text:p text:style-name="P22">#include &lt;unistd.h&gt; </text:p>
      <text:p text:style-name="P23"><text:span text:style-name="T6">int execve(const char *filename, char *const argv [], char *const envp[]); <text:s/></text:span></text:p>
      <text:p text:style-name="P18"><text:span text:style-name="T10">Описание:</text:span><text:span text:style-name="T11"> </text:span><text:span text:style-name="T6">execve</text:span><text:span text:style-name="T5">() выполняет программу, заданную параметром </text:span><text:span text:style-name="T6">filename</text:span><text:span text:style-name="T5">. Программа должна быть или двоичным исполняемым файлом, или скриптом, начинающимся со строки вида "#! интерпретатор [аргументы]". В последнем случае интерпретатор - это правильный путь к исполняемому файлу, который не является скриптом; этот файл будет выполнен как интерпретатор [</text:span><text:span text:style-name="T6">arg</text:span><text:span text:style-name="T5">] </text:span><text:span text:style-name="T6">filename</text:span><text:span text:style-name="T5">. </text:span><text:span text:style-name="T6">argv</text:span><text:span text:style-name="T5"> - это массив строк, аргументов новой программы. </text:span><text:span text:style-name="T6">envp</text:span><text:span text:style-name="T5"> -- это массив строк в формате </text:span><text:span text:style-name="T6">key</text:span><text:span text:style-name="T5">=</text:span><text:span text:style-name="T6">value</text:span><text:span text:style-name="T5">, которые передаются новой программе в качестве окружения (</text:span><text:span text:style-name="T6">environment</text:span><text:span text:style-name="T5">). Как </text:span><text:span text:style-name="T6">argv</text:span><text:span text:style-name="T5">, так и </text:span><text:span text:style-name="T6">envp</text:span><text:span text:style-name="T5"> завершаются нулевым указателем. К массиву аргументов и к окружению можно обратиться из функции </text:span><text:span text:style-name="T6">main</text:span><text:span text:style-name="T5">(), которая объявлена как </text:span><text:span text:style-name="T6">int</text:span><text:span text:style-name="T5"> </text:span><text:span text:style-name="T6">main</text:span><text:span text:style-name="T5">(</text:span><text:span text:style-name="T6">int</text:span><text:span text:style-name="T5"> </text:span><text:span text:style-name="T6">argc</text:span><text:span text:style-name="T5">, </text:span><text:span text:style-name="T6">char</text:span><text:span text:style-name="T5"> *</text:span><text:span text:style-name="T6">argv</text:span><text:span text:style-name="T5">[], </text:span><text:span text:style-name="T6">char</text:span><text:span text:style-name="T5"> *</text:span><text:span text:style-name="T6">envp</text:span><text:span text:style-name="T5">[]). </text:span><text:span text:style-name="T6">execve</text:span><text:span text:style-name="T5">() не возвращает управление при успешном выполнении, а код, данные, </text:span><text:span text:style-name="T6">bss</text:span><text:span text:style-name="T5"> и стек вызвавшего процесса перезаписываются кодом, данными и стеком загруженной программы.</text:span></text:p>
      <text:p text:style-name="P7"><text:span text:style-name="T12"><text:tab/>К атрибутам процесса относятся его номер (</text:span><text:span text:style-name="T13">PID</text:span><text:span text:style-name="T12">), принадлежность (</text:span><text:span text:style-name="T13">UID</text:span><text:span text:style-name="T12">, </text:span><text:span text:style-name="T13">GID</text:span><text:span text:style-name="T12">), программная группа (</text:span><text:span text:style-name="T13">PGID</text:span><text:span text:style-name="T12">), сеанс (</text:span><text:span text:style-name="T13">SID</text:span><text:span text:style-name="T12">), управляющий терминал, приоритет выполнения, текущее состояние, выполняемый файл, адресное пространство, открытые файлы, сигнальная маска, файловые блокировки, переменные среды, маска создания файлов и текущий каталог. </text:span><text:span text:style-name="T13">API</text:span><text:span text:style-name="T12"> </text:span><text:span text:style-name="T13">UNIX</text:span><text:span text:style-name="T12"> предоставляет пользователям несколько функций, позволяющих процессу получить и изменить свои атрибуты. Номер процесса, его владельца и группу можно получить с помощью вызовов </text:span><text:span text:style-name="T13">getpid</text:span><text:span text:style-name="T12">(), </text:span><text:span text:style-name="T13">getuid</text:span><text:span text:style-name="T12">() и </text:span><text:span text:style-name="T13">getgid</text:span><text:span text:style-name="T12">() соответственно. Суперпользователь может изменить свой идентификатор и группу вызовами </text:span><text:span text:style-name="T13">setuid</text:span><text:span text:style-name="T12">() и </text:span><text:span text:style-name="T13">setgid</text:span><text:span text:style-name="T12">(). Сеанс и программная группа позволяют системе и пользователю манипулировать сразу несколькими процессами. Сеанс состоит из одной или нескольких программных групп. Когда пользователь входит в систему, порождается новый сеанс. Получить/изменить номер своего сеанса и программной группы процесс может вызовами </text:span><text:span text:style-name="T13">getsid</text:span><text:span text:style-name="T12">()/</text:span><text:span text:style-name="T13">setsid</text:span><text:span text:style-name="T12">() и </text:span><text:span text:style-name="T13">getpgid</text:span><text:span text:style-name="T12">()/</text:span><text:span text:style-name="T13">setpgid</text:span><text:span text:style-name="T12">(). Понятие сеанса и программной группы тесно связано с управляющим терминалом. Терминал, с которого пользователь входит в систему, становится управляющим для соответствующего сеанса. Управляющий терминал наследуется всеми потомками лидера сеанса и по умолчанию связан с их потоками ввода/вывода. Процесс может получать сигналы со своего управляющего терминала. Управляющий терминал обычно принадлежит одной из программных групп сеанса. По своему отношению к управляющему терминалу процессы (точнее, программные группы) делятся на фоновые и интерактивные. Выяснить принадлежность терминала позволяет системный </text:span><text:soft-page-break/><text:span text:style-name="T12">вызов </text:span><text:span text:style-name="T13">tcgetpgrp</text:span><text:span text:style-name="T12">(), сменить владельца терминала - вызов </text:span><text:span text:style-name="T13">tcsetpgrp</text:span><text:span text:style-name="T12">(). Выяснить имя управляющего терминала позволяют функции </text:span><text:span text:style-name="T13">isatty</text:span><text:span text:style-name="T12">() и </text:span><text:span text:style-name="T13">ttyname</text:span><text:span text:style-name="T12">(). Маска прав доступа для создания новых файлов может быть получена и установлена вызовом </text:span><text:span text:style-name="T13">umask</text:span><text:span text:style-name="T12">(). Текущий каталог процесса может быть получен/изменен с помощью вызовов </text:span><text:span text:style-name="T13">getcwd</text:span><text:span text:style-name="T12">()/</text:span><text:span text:style-name="T13">setcwd</text:span><text:span text:style-name="T12">(). Приоритет выполнения процесса возвращают и изменяют вызовы </text:span><text:span text:style-name="T13">getpriority</text:span><text:span text:style-name="T12">() и </text:span><text:span text:style-name="T13">setpriority</text:span><text:span text:style-name="T12">().<text:tab/></text:span></text:p>
      <text:p text:style-name="P7"/>
      <text:p text:style-name="P7"><text:span text:style-name="T15"><text:tab/>6.2 Результаты выполнения лабораторной работы</text:span></text:p>
      <text:p text:style-name="P7"/>
      <text:p text:style-name="P15">#include &lt;stdio.h&gt;</text:p>
      <text:p text:style-name="P15">#include &lt;unistd.h&gt;</text:p>
      <text:p text:style-name="P15">main()</text:p>
      <text:p text:style-name="P15">{</text:p>
      <text:p text:style-name="P15"><text:tab/>int i;</text:p>
      <text:p text:style-name="P15"><text:tab/>if(fork())</text:p>
      <text:p text:style-name="P15"><text:tab/><text:tab/>for (i=0;i&lt;10;i++) printf("I am a parent...\n");</text:p>
      <text:p text:style-name="P15"><text:tab/>else</text:p>
      <text:p text:style-name="P15"><text:tab/><text:tab/>for (i=0;i&lt;10;i++) printf("I am a child!\n");</text:p>
      <text:p text:style-name="P15">}</text:p>
      <text:p text:style-name="P7"><text:span text:style-name="T12"/></text:p>
      <text:p text:style-name="P3"><text:tab/>Результаты работы программы:</text:p>
      <text:p text:style-name="P1">I am a parent... </text:p>
      <text:p text:style-name="P1">I am a parent... </text:p>
      <text:p text:style-name="P1">I am a parent... </text:p>
      <text:p text:style-name="P1">I am a parent... </text:p>
      <text:p text:style-name="P1">I am a parent... </text:p>
      <text:p text:style-name="P1">I am a parent... </text:p>
      <text:p text:style-name="P1">I am a parent... </text:p>
      <text:p text:style-name="P1">I am a parent... </text:p>
      <text:p text:style-name="P1">I am a parent... </text:p>
      <text:p text:style-name="P1">I am a child! </text:p>
      <text:p text:style-name="P1">I am a parent... </text:p>
      <text:p text:style-name="P1">I am a child! </text:p>
      <text:p text:style-name="P1">I am a child! </text:p>
      <text:p text:style-name="P1">I am a child! </text:p>
      <text:p text:style-name="P1">I am a child! </text:p>
      <text:p text:style-name="P1">I am a child! </text:p>
      <text:p text:style-name="P1">I am a child! </text:p>
      <text:p text:style-name="P1">I am a child! </text:p>
      <text:p text:style-name="P1">I am a child! </text:p>
      <text:p text:style-name="P1">I am a child!</text:p>
      <text:p text:style-name="P2"><text:tab/><text:span text:style-name="T1">Такой результат получен поскольку поскольку работа родительского и дочернего процесса ничем не синхронизирована, а также неизвестно какой процесс начнет выполнятся после <text:s/>fork(), но зачастую родительский процесс запускается первым после вызова fork().</text:span></text:p>
      <text:p text:style-name="P2"/>
      <text:p text:style-name="P8">#include &lt;stdio.h&gt;</text:p>
      <text:p text:style-name="P8"/>
      <text:p text:style-name="P8">static int data1;</text:p>
      <text:p text:style-name="P8">static short code, data, extend, stack;</text:p>
      <text:p text:style-name="P8"><text:soft-page-break/></text:p>
      <text:p text:style-name="P8">int </text:p>
      <text:p text:style-name="P8">main(int argc, char *argv[], char *envp[]){</text:p>
      <text:p text:style-name="P8"><text:tab/>int data2;</text:p>
      <text:p text:style-name="P8"><text:tab/>printf("Addr of first env. var. : %p\n", envp[0]);</text:p>
      <text:p text:style-name="P8"><text:tab/>printf("Addr of printf: %p\n",printf);</text:p>
      <text:p text:style-name="P8"><text:tab/>printf("Addr of main : %p\n",main);</text:p>
      <text:p text:style-name="P8"><text:tab/>printf("Addr of data1 : %p\n",&amp;data1);</text:p>
      <text:p text:style-name="P8"><text:tab/>printf("Addr of data2 : %p\n",&amp;data2);</text:p>
      <text:p text:style-name="P8"><text:tab/>printf("------------------------------------------\n");</text:p>
      <text:p text:style-name="P8"><text:tab/>asm ("movw %cs, code");</text:p>
      <text:p text:style-name="P8"><text:tab/>asm ("movw %ds, data");</text:p>
      <text:p text:style-name="P8"><text:tab/>asm ("movw %es, extend");</text:p>
      <text:p text:style-name="P8"><text:tab/>asm ("movw %ss, stack");</text:p>
      <text:p text:style-name="P8"><text:tab/>printf(" CS: %04x\n",code);</text:p>
      <text:p text:style-name="P8"><text:tab/>printf(" DS: %04x\n",data);</text:p>
      <text:p text:style-name="P8"><text:tab/>printf(" ES: %04x\n",extend);</text:p>
      <text:p text:style-name="P8"><text:tab/>printf(" SS: %04x\n",stack);</text:p>
      <text:p text:style-name="P8">}</text:p>
      <text:p text:style-name="P2"/>
      <text:p text:style-name="P2"><text:tab/><text:span text:style-name="T3">Результат выполнения программы:</text:span></text:p>
      <text:p text:style-name="P2"/>
      <text:p text:style-name="P4">Addr of first env. var. : 0x7fff586323ad </text:p>
      <text:p text:style-name="P4">Addr of printf: 0x400460 </text:p>
      <text:p text:style-name="P4">Addr of main : 0x40057d </text:p>
      <text:p text:style-name="P4">Addr of data1 : 0x60104c </text:p>
      <text:p text:style-name="P4">Addr of data2 : 0x7fff5863199c </text:p>
      <text:p text:style-name="P4">------------------------------------------ </text:p>
      <text:p text:style-name="P4"><text:s/>CS: 0033 </text:p>
      <text:p text:style-name="P4"><text:s/>DS: 0000 </text:p>
      <text:p text:style-name="P4"><text:s/>ES: 0000 </text:p>
      <text:p text:style-name="P4"><text:s/>SS: 002b </text:p>
      <text:p text:style-name="P4"/>
      <text:p text:style-name="P11">#include &lt;sys/types.h&gt;</text:p>
      <text:p text:style-name="P11">#include &lt;sys/stat.h&gt;</text:p>
      <text:p text:style-name="P11">#include &lt;unistd.h&gt;</text:p>
      <text:p text:style-name="P11">#include &lt;stdio.h&gt;</text:p>
      <text:p text:style-name="P11">#include &lt;dirent.h&gt;</text:p>
      <text:p text:style-name="P11">#include &lt;string.h&gt;</text:p>
      <text:p text:style-name="P11">#include &lt;stdlib.h&gt;</text:p>
      <text:p text:style-name="P11">#include &lt;sys/time.h&gt;</text:p>
      <text:p text:style-name="P11">#include &lt;sys/resource.h&gt;</text:p>
      <text:p text:style-name="P11">#include &lt;sys/syscall.h&gt;</text:p>
      <text:p text:style-name="P11">#include &lt;pthread.h&gt;</text:p>
      <text:p text:style-name="P11"/>
      <text:p text:style-name="P11">char **global_argv;</text:p>
      <text:p text:style-name="P11">int global_argc;</text:p>
      <text:p text:style-name="P11">extern char** environ;</text:p>
      <text:p text:style-name="P11"/>
      <text:p text:style-name="P11"/>
      <text:p text:style-name="P11">int number_of_open_files() {</text:p>
      <text:p text:style-name="P11"><text:tab/>char buffer[256];</text:p>
      <text:p text:style-name="P11"><text:soft-page-break/><text:tab/>sprintf(buffer, "/proc/%i/fd", getpid());</text:p>
      <text:p text:style-name="P11"><text:tab/>DIR* dir = opendir(buffer);</text:p>
      <text:p text:style-name="P11"/>
      <text:p text:style-name="P11"><text:tab/>int i = 0;</text:p>
      <text:p text:style-name="P11"><text:tab/>struct dirent* entry;</text:p>
      <text:p text:style-name="P11"><text:tab/>while((entry = readdir(dir)) != NULL){</text:p>
      <text:p text:style-name="P11"><text:tab/><text:tab/>++i;</text:p>
      <text:p text:style-name="P11"><text:tab/>}</text:p>
      <text:p text:style-name="P11"><text:tab/>closedir(dir);</text:p>
      <text:p text:style-name="P11"><text:tab/>//файлы . .. и открытый каталог не учитываем</text:p>
      <text:p text:style-name="P11"><text:tab/>return i - 3;</text:p>
      <text:p text:style-name="P11">}</text:p>
      <text:p text:style-name="P11"/>
      <text:p text:style-name="P11">void</text:p>
      <text:p text:style-name="P11">print_argv(){</text:p>
      <text:p text:style-name="P11"><text:tab/>int i = 0;</text:p>
      <text:p text:style-name="P11"><text:tab/>for(i = 0; i &lt; global_argc; ++i){</text:p>
      <text:p text:style-name="P11"><text:tab/><text:tab/>printf("%s ", global_argv[i]);</text:p>
      <text:p text:style-name="P11"><text:tab/>}</text:p>
      <text:p text:style-name="P11"><text:tab/>putchar('\n');</text:p>
      <text:p text:style-name="P11">}</text:p>
      <text:p text:style-name="P11"/>
      <text:p text:style-name="P11">mode_t</text:p>
      <text:p text:style-name="P11">read_umask (void) {</text:p>
      <text:p text:style-name="P11"><text:s text:c="4"/>mode_t mask = umask (0);</text:p>
      <text:p text:style-name="P11"><text:s text:c="4"/>umask (mask);</text:p>
      <text:p text:style-name="P11"><text:s text:c="4"/>return mask;</text:p>
      <text:p text:style-name="P11">}</text:p>
      <text:p text:style-name="P11"/>
      <text:p text:style-name="P11">void print_code_and_data_segment(){</text:p>
      <text:p text:style-name="P11"><text:tab/>char buffer[256];</text:p>
      <text:p text:style-name="P11"><text:tab/>char buffer1[256];</text:p>
      <text:p text:style-name="P11"><text:tab/>sprintf(buffer, "/proc/%i/maps", getpid());</text:p>
      <text:p text:style-name="P11"><text:tab/>FILE *map = fopen(buffer, "r");</text:p>
      <text:p text:style-name="P11"><text:tab/>fgets(buffer,256,map);</text:p>
      <text:p text:style-name="P11"><text:tab/>char* p1 = strtok(buffer, "-");</text:p>
      <text:p text:style-name="P11"><text:tab/>char *p2 = strtok(NULL, " ");</text:p>
      <text:p text:style-name="P11"><text:tab/>printf("Code segment start: %s\nCode segment end: %s\n", p1, p2); //сегмент кода обычно первый в файле maps</text:p>
      <text:p text:style-name="P11"><text:tab/>fgets(buffer1,256,map);</text:p>
      <text:p text:style-name="P11"><text:tab/>fgets(buffer1,256,map);</text:p>
      <text:p text:style-name="P11"><text:tab/>p1 = strtok(buffer1, "-");</text:p>
      <text:p text:style-name="P11"><text:tab/>p2 = strtok(NULL, " ");</text:p>
      <text:p text:style-name="P11"><text:tab/>printf("Data segment start: %s\nData segment end: %s\n", p1, p2); //сегмент данных обычно третий в файле maps</text:p>
      <text:p text:style-name="P11"><text:tab/>fclose(map);</text:p>
      <text:p text:style-name="P11">}</text:p>
      <text:p text:style-name="P11"/>
      <text:p text:style-name="P11">void print_stack_segment() {</text:p>
      <text:p text:style-name="P11"><text:tab/>if (syscall(SYS_gettid) == getpid()){</text:p>
      <text:p text:style-name="P11"><text:tab/><text:tab/>puts("in main thread now");</text:p>
      <text:p text:style-name="P11"><text:tab/><text:tab/>char buffer[256];</text:p>
      <text:p text:style-name="P11"><text:soft-page-break/><text:tab/><text:tab/>sprintf(buffer, "/proc/%i/maps", getpid());</text:p>
      <text:p text:style-name="P11"><text:tab/><text:tab/>FILE *map = fopen(buffer, "r");</text:p>
      <text:p text:style-name="P11"><text:tab/><text:tab/>int i = 0;</text:p>
      <text:p text:style-name="P11"><text:tab/><text:tab/>while(fgets(buffer,256,map) != NULL){</text:p>
      <text:p text:style-name="P11"><text:tab/><text:tab/><text:tab/>++i;</text:p>
      <text:p text:style-name="P11"><text:tab/><text:tab/>}</text:p>
      <text:p text:style-name="P11"><text:tab/><text:tab/>rewind(map);</text:p>
      <text:p text:style-name="P11"><text:tab/><text:tab/>int j = 0;</text:p>
      <text:p text:style-name="P11"><text:tab/><text:tab/>for (; j != i - 2; ++j ){</text:p>
      <text:p text:style-name="P11"><text:tab/><text:tab/><text:tab/>fgets(buffer, 256, map);</text:p>
      <text:p text:style-name="P11"><text:tab/><text:tab/>}</text:p>
      <text:p text:style-name="P11"><text:tab/><text:tab/>fclose(map);</text:p>
      <text:p text:style-name="P11"><text:tab/><text:tab/>char *p1 = strtok(buffer, "-");</text:p>
      <text:p text:style-name="P11"><text:tab/><text:tab/>char *p2 = strtok(NULL, " ");</text:p>
      <text:p text:style-name="P12">//сегмент <text:span text:style-name="T16">стека</text:span> обычно третий <text:span text:style-name="T16">с конца</text:span> в файле maps</text:p>
      <text:p text:style-name="P11"><text:tab/><text:tab/>printf("Stack segment start: %s\nStack segment end: %s\n", p1, p2);</text:p>
      <text:p text:style-name="P11"/>
      <text:p text:style-name="P11"><text:tab/>} else {</text:p>
      <text:p text:style-name="P11"><text:tab/><text:tab/>void *addr;</text:p>
      <text:p text:style-name="P11"><text:tab/><text:tab/>size_t size;</text:p>
      <text:p text:style-name="P11"><text:tab/><text:tab/>pthread_attr_t attr;</text:p>
      <text:p text:style-name="P11"><text:tab/><text:tab/>pthread_getattr_np(pthread_self(),&amp;attr);</text:p>
      <text:p text:style-name="P11"><text:tab/><text:tab/>pthread_attr_getstack(&amp;attr, &amp;addr, &amp;size);</text:p>
      <text:p text:style-name="P11"><text:tab/><text:tab/>puts("in non main thread now");</text:p>
      <text:p text:style-name="P11"><text:tab/><text:tab/>printf("Stack segment start: %p\nStrack segment end: %p \n", addr, addr + size);</text:p>
      <text:p text:style-name="P11"><text:tab/><text:tab/>// while(1){};</text:p>
      <text:p text:style-name="P11"><text:tab/>}</text:p>
      <text:p text:style-name="P11">}</text:p>
      <text:p text:style-name="P11"/>
      <text:p text:style-name="P11">void pritn_env_segment() {</text:p>
      <text:p text:style-name="P11"><text:tab/>printf("Enviroment segment start: %p\n", environ[0]);</text:p>
      <text:p text:style-name="P11"><text:tab/>int i = 0;</text:p>
      <text:p text:style-name="P11"><text:tab/>while(environ[i + 1] != NULL) {</text:p>
      <text:p text:style-name="P11"><text:tab/><text:tab/>++i;</text:p>
      <text:p text:style-name="P11"><text:tab/>}</text:p>
      <text:p text:style-name="P11"><text:tab/>printf("Enviroment segment end: %p\n", environ[i] + strlen(environ[i]) + 1);</text:p>
      <text:p text:style-name="P11">}</text:p>
      <text:p text:style-name="P11"/>
      <text:p text:style-name="P11"/>
      <text:p text:style-name="P11"/>
      <text:p text:style-name="P11">void* procinfo(void* data){</text:p>
      <text:p text:style-name="P11"><text:tab/>printf("PID: %d\n", getpid());</text:p>
      <text:p text:style-name="P11"><text:tab/>printf("PPID: %d\n", getppid());</text:p>
      <text:p text:style-name="P11"><text:tab/>printf("UID: %d\n", getuid());</text:p>
      <text:p text:style-name="P11"><text:tab/>printf("GID: %d\n", getgid());</text:p>
      <text:p text:style-name="P11"><text:tab/>printf("UID: %d\n", getuid());</text:p>
      <text:p text:style-name="P11"><text:tab/>printf("SID: %d\n", getsid(getpid()));</text:p>
      <text:p text:style-name="P11"><text:tab/>printf("PGID: %d\n", getpgid(getpid()));</text:p>
      <text:p text:style-name="P11"><text:tab/>printf("umask: %4.4d\n", read_umask());</text:p>
      <text:p text:style-name="P11"><text:tab/>printf("Controling terminal: %s\n", isatty(0) ? ttyname(0) : "failure");</text:p>
      <text:p text:style-name="P11"><text:tab/>char buff[256];</text:p>
      <text:p text:style-name="P11"><text:tab/>getcwd(buff, 256);</text:p>
      <text:p text:style-name="P11"><text:soft-page-break/><text:tab/>printf("Current directory: %s\n", buff);</text:p>
      <text:p text:style-name="P11"><text:tab/>printf("Number of open files: %d\n", number_of_open_files());</text:p>
      <text:p text:style-name="P11"><text:tab/>printf("Nice: %d\n", getpriority(PRIO_PROCESS, getpid()));</text:p>
      <text:p text:style-name="P11"><text:tab/>print_argv();</text:p>
      <text:p text:style-name="P11"><text:tab/>print_code_and_data_segment();</text:p>
      <text:p text:style-name="P11"><text:tab/>print_stack_segment();</text:p>
      <text:p text:style-name="P11"><text:tab/>pritn_env_segment();</text:p>
      <text:p text:style-name="P11"/>
      <text:p text:style-name="P11"><text:tab/>return NULL;</text:p>
      <text:p text:style-name="P11">}</text:p>
      <text:p text:style-name="P11"/>
      <text:p text:style-name="P11"/>
      <text:p text:style-name="P11">int</text:p>
      <text:p text:style-name="P11">main(int argc, char** argv) {</text:p>
      <text:p text:style-name="P11"><text:tab/>global_argc = argc;</text:p>
      <text:p text:style-name="P11"><text:tab/>global_argv = (char**)malloc(argc*sizeof(char*));</text:p>
      <text:p text:style-name="P11"><text:tab/>memcpy(global_argv, argv, argc*sizeof(char*));</text:p>
      <text:p text:style-name="P11"><text:tab/>procinfo(NULL);</text:p>
      <text:p text:style-name="P11"><text:tab/>if(!fork()){</text:p>
      <text:p text:style-name="P11"><text:tab/><text:tab/>printf("\nin child process\n");</text:p>
      <text:p text:style-name="P11"><text:tab/><text:tab/>procinfo(NULL);</text:p>
      <text:p text:style-name="P11"><text:tab/>}</text:p>
      <text:p text:style-name="P11"><text:tab/>wait();</text:p>
      <text:p text:style-name="P11"><text:tab/>pthread_t thread_id;</text:p>
      <text:p text:style-name="P11"><text:tab/>puts("\nin thread");</text:p>
      <text:p text:style-name="P11"><text:tab/>pthread_create(&amp;thread_id, NULL, procinfo, NULL);</text:p>
      <text:p text:style-name="P11"><text:tab/>pthread_join(thread_id, NULL);</text:p>
      <text:p text:style-name="P11"><text:tab/>return 0;</text:p>
      <text:p text:style-name="P11">}</text:p>
      <text:p text:style-name="P11"/>
      <text:p text:style-name="P13">PID: 9382</text:p>
      <text:p text:style-name="P13">PPID: 7640</text:p>
      <text:p text:style-name="P13">UID: 1000</text:p>
      <text:p text:style-name="P13">GID: 1000</text:p>
      <text:p text:style-name="P13">UID: 1000</text:p>
      <text:p text:style-name="P13">SID: 7640</text:p>
      <text:p text:style-name="P13">PGID: 9382</text:p>
      <text:p text:style-name="P13">umask: 0002</text:p>
      <text:p text:style-name="P13">Controling terminal: /dev/pts/19</text:p>
      <text:p text:style-name="P13">Current directory: /home/selld/code/sysprog/laba6</text:p>
      <text:p text:style-name="P13">Number of open files: 3</text:p>
      <text:p text:style-name="P13">Nice: 0</text:p>
      <text:p text:style-name="P13">./test </text:p>
      <text:p text:style-name="P13">Code segment start: 00400000</text:p>
      <text:p text:style-name="P13">Code segment end: 00402000</text:p>
      <text:p text:style-name="P13">Data segment start: 00602000</text:p>
      <text:p text:style-name="P13">Data segment end: 00603000</text:p>
      <text:p text:style-name="P13">in main thread now</text:p>
      <text:p text:style-name="P13">Stack segment start: 7fffaf474000</text:p>
      <text:p text:style-name="P13">Stack segment end: 7fffaf495000</text:p>
      <text:p text:style-name="P13">Enviroment segment start: 0x7fffaf4943d5</text:p>
      <text:p text:style-name="P13">Enviroment segment end: 0x7fffaf494ff1</text:p>
      <text:p text:style-name="P13"><text:soft-page-break/></text:p>
      <text:p text:style-name="P13">in child process</text:p>
      <text:p text:style-name="P13">PID: 9383</text:p>
      <text:p text:style-name="P13">PPID: 9382</text:p>
      <text:p text:style-name="P13">UID: 1000</text:p>
      <text:p text:style-name="P13">GID: 1000</text:p>
      <text:p text:style-name="P13">UID: 1000</text:p>
      <text:p text:style-name="P13">SID: 7640</text:p>
      <text:p text:style-name="P13">PGID: 9382</text:p>
      <text:p text:style-name="P13">umask: 0002</text:p>
      <text:p text:style-name="P13">Controling terminal: /dev/pts/19</text:p>
      <text:p text:style-name="P13">Current directory: /home/selld/code/sysprog/laba6</text:p>
      <text:p text:style-name="P13">Number of open files: 3</text:p>
      <text:p text:style-name="P13">Nice: 0</text:p>
      <text:p text:style-name="P13">./test </text:p>
      <text:p text:style-name="P13">Code segment start: 00400000</text:p>
      <text:p text:style-name="P13">Code segment end: 00402000</text:p>
      <text:p text:style-name="P13">Data segment start: 00602000</text:p>
      <text:p text:style-name="P13">Data segment end: 00603000</text:p>
      <text:p text:style-name="P13">in main thread now</text:p>
      <text:p text:style-name="P13">Stack segment start: 7fffaf474000</text:p>
      <text:p text:style-name="P13">Stack segment end: 7fffaf495000</text:p>
      <text:p text:style-name="P13">Enviroment segment start: 0x7fffaf4943d5</text:p>
      <text:p text:style-name="P13">Enviroment segment end: 0x7fffaf494ff1</text:p>
      <text:p text:style-name="P13"></text:p>
      <text:p text:style-name="P13">in thread</text:p>
      <text:p text:style-name="P13">PID: 9383</text:p>
      <text:p text:style-name="P13">PPID: 9382</text:p>
      <text:p text:style-name="P13">UID: 1000</text:p>
      <text:p text:style-name="P13">GID: 1000</text:p>
      <text:p text:style-name="P13">UID: 1000</text:p>
      <text:p text:style-name="P13">SID: 7640</text:p>
      <text:p text:style-name="P13">PGID: 9382</text:p>
      <text:p text:style-name="P13">umask: 0002</text:p>
      <text:p text:style-name="P13">Controling terminal: /dev/pts/19</text:p>
      <text:p text:style-name="P13">Current directory: /home/selld/code/sysprog/laba6</text:p>
      <text:p text:style-name="P13">Number of open files: 3</text:p>
      <text:p text:style-name="P13">Nice: 0</text:p>
      <text:p text:style-name="P13">./test </text:p>
      <text:p text:style-name="P13">Code segment start: 00400000</text:p>
      <text:p text:style-name="P13">Code segment end: 00402000</text:p>
      <text:p text:style-name="P13">Data segment start: 00602000</text:p>
      <text:p text:style-name="P13">Data segment end: 00603000</text:p>
      <text:p text:style-name="P13">in non main thread now</text:p>
      <text:p text:style-name="P13">Stack segment start: 0x7f1c9ef37000</text:p>
      <text:p text:style-name="P13">Strack segment end: 0x7f1c9f738000 </text:p>
      <text:p text:style-name="P13">Enviroment segment start: 0x7fffaf4943d5</text:p>
      <text:p text:style-name="P13">Enviroment segment end: 0x7fffaf494ff1</text:p>
      <text:p text:style-name="P13"></text:p>
      <text:p text:style-name="P13">in thread</text:p>
      <text:p text:style-name="P13">PID: 9382</text:p>
      <text:p text:style-name="P13">PPID: 7640</text:p>
      <text:p text:style-name="P13"><text:soft-page-break/>UID: 1000</text:p>
      <text:p text:style-name="P13">GID: 1000</text:p>
      <text:p text:style-name="P13">UID: 1000</text:p>
      <text:p text:style-name="P13">SID: 7640</text:p>
      <text:p text:style-name="P13">PGID: 9382</text:p>
      <text:p text:style-name="P13">umask: 0002</text:p>
      <text:p text:style-name="P13">Controling terminal: /dev/pts/19</text:p>
      <text:p text:style-name="P13">Current directory: /home/selld/code/sysprog/laba6</text:p>
      <text:p text:style-name="P13">Number of open files: 3</text:p>
      <text:p text:style-name="P13">Nice: 0</text:p>
      <text:p text:style-name="P13">./test </text:p>
      <text:p text:style-name="P13">Code segment start: 00400000</text:p>
      <text:p text:style-name="P13">Code segment end: 00402000</text:p>
      <text:p text:style-name="P13">Data segment start: 00602000</text:p>
      <text:p text:style-name="P13">Data segment end: 00603000</text:p>
      <text:p text:style-name="P13">in non main thread now</text:p>
      <text:p text:style-name="P13">Stack segment start: 0x7f1c9ef37000</text:p>
      <text:p text:style-name="P13">Strack segment end: 0x7f1c9f738000 </text:p>
      <text:p text:style-name="P13">Enviroment segment start: 0x7fffaf4943d5</text:p>
      <text:p text:style-name="P13">Enviroment segment end: 0x7fffaf494ff1</text:p>
      <text:p text:style-name="P13"/>
      <text:p text:style-name="P14"><text:span text:style-name="T4">ВЫВОДЫ</text:span></text:p>
      <text:p text:style-name="P14"/>
      <text:p text:style-name="P16"><text:span text:style-name="T1"><text:tab/>В ходе лабораторной работы был изучен интерфейс прикладного программирования в ОС UNIX. Для создания нового процесса используються системные вызовы fork() и vfork(), второй особенность vfork() в том, что он не копирует адресное пространство, а родительский процесс будет приостановлен до вызова exec или смерти дочернего процесса. Также в ОС Linux есть системный вызов clone(), который создает дочерний процесс, который имеет тот же pid, и общее с родительским процессом адресное пространство, таблицу дескрипторов файлов и таблицу обработчиков сигналов, основное его назначение реализация потоков. Каждый процесс имеет свои характеристики такие как идентификатор процесса – PID, идентификатор родительского процесса – PPID, реальный идентификатор пользователя – UID, эффективный идентификатор пользователя – EUID, <text:s/></text:span><text:span text:style-name="T2">идентификатор группы процессов – GID, идентификатор сессии – SID, а также управляющий терминал. Чтобы отличить главный поток, от потоков созданных с помощью clone() или библиотеки pthreads, в ОС Linux можно использовать системный вывзов syscall(SYS_GETTID), результат которого для главного потока равен PID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class="text">
      <style:paragraph-properties fo:margin-top="0.423cm" fo:margin-bottom="0.106cm" style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Стиль1" style:family="paragraph" style:parent-style-name="Heading_20_1" style:default-outline-level="1" style:list-style-name="WW8Num14">
      <style:paragraph-properties fo:text-align="center" style:justify-single-word="false" fo:break-before="page"/>
      <style:text-properties fo:text-transform="uppercase" style:font-name="Times New Roman" fo:font-family="'Times New Roman'" style:font-family-generic="roman" style:font-pitch="variable" fo:font-size="14pt" style:font-size-asian="14pt" style:font-name-complex="Times New Roman" style:font-family-complex="'Times New Roman'" style:font-family-generic-complex="roman" style:font-pitch-complex="variable" style:font-size-complex="14pt"/>
    </style:style>
    <style:style style:name="WW8Num14z0" style:family="text">
      <style:text-properties fo:font-variant="normal" fo:text-transform="none" style:text-outline="false" style:text-line-through-style="none" style:text-line-through-type="none" style:text-position="0% 100%" style:font-name="Times New Roman" fo:font-family="'Times New Roman'" style:font-family-generic="roman" style:font-pitch="variable" fo:font-size="14pt" fo:letter-spacing="normal" fo:language="none" fo:country="none" fo:font-style="normal" fo:text-shadow="none" style:text-underline-style="none" fo:font-weight="bold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4pt" style:language-complex="none" style:country-complex="none" style:font-style-complex="normal" style:font-weight-complex="bold" style:text-emphasize="none" text:display="true"/>
    </style:style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4">
      <text:list-level-style-number text:level="1" text:style-name="WW8Num14z0" style:num-prefix="ЛАБОРАТОРНАЯ РАБОТА №" style:num-format="1" text:start-value="6">
        <style:list-level-properties text:list-level-position-and-space-mode="label-alignment">
          <style:list-level-label-alignment text:label-followed-by="space" fo:text-indent="-0.127cm"/>
        </style:list-level-properties>
      </text:list-level-style-number>
      <text:list-level-style-number text:level="2" text:style-name="WW8Num14z1" style:num-suffix="." style:num-format="1" text:display-levels="2">
        <style:list-level-properties text:list-level-position-and-space-mode="label-alignment">
          <style:list-level-label-alignment text:label-followed-by="space" fo:text-indent="-0.762cm" fo:margin-left="0.762cm"/>
        </style:list-level-properties>
      </text:list-level-style-number>
      <text:list-level-style-number text:level="3" text:style-name="WW8Num14z2" style:num-suffix="." style:num-format="1" text:display-levels="3">
        <style:list-level-properties text:list-level-position-and-space-mode="label-alignment">
          <style:list-level-label-alignment text:label-followed-by="space" fo:text-indent="-0.889cm" fo:margin-left="1.524cm"/>
        </style:list-level-properties>
      </text:list-level-style-number>
      <text:list-level-style-number text:level="4" text:style-name="WW8Num14z3" style:num-suffix="." style:num-format="1" text:display-levels="4">
        <style:list-level-properties text:list-level-position-and-space-mode="label-alignment">
          <style:list-level-label-alignment text:label-followed-by="listtab" text:list-tab-stop-position="5.715cm" fo:text-indent="-1.143cm" fo:margin-left="2.413cm"/>
        </style:list-level-properties>
      </text:list-level-style-number>
      <text:list-level-style-number text:level="5" text:style-name="WW8Num14z4" style:num-suffix="." style:num-format="1" text:display-levels="5">
        <style:list-level-properties text:list-level-position-and-space-mode="label-alignment">
          <style:list-level-label-alignment text:label-followed-by="listtab" text:list-tab-stop-position="7.62cm" fo:text-indent="-1.397cm" fo:margin-left="3.302cm"/>
        </style:list-level-properties>
      </text:list-level-style-number>
      <text:list-level-style-number text:level="6" text:style-name="WW8Num14z5" style:num-suffix="." style:num-format="1" text:display-levels="6">
        <style:list-level-properties text:list-level-position-and-space-mode="label-alignment">
          <style:list-level-label-alignment text:label-followed-by="listtab" text:list-tab-stop-position="9.525cm" fo:text-indent="-1.651cm" fo:margin-left="4.191cm"/>
        </style:list-level-properties>
      </text:list-level-style-number>
      <text:list-level-style-number text:level="7" text:style-name="WW8Num14z6" style:num-suffix="." style:num-format="1" text:display-levels="7">
        <style:list-level-properties text:list-level-position-and-space-mode="label-alignment">
          <style:list-level-label-alignment text:label-followed-by="listtab" text:list-tab-stop-position="10.795cm" fo:text-indent="-1.905cm" fo:margin-left="5.08cm"/>
        </style:list-level-properties>
      </text:list-level-style-number>
      <text:list-level-style-number text:level="8" text:style-name="WW8Num14z7" style:num-suffix="." style:num-format="1" text:display-levels="8">
        <style:list-level-properties text:list-level-position-and-space-mode="label-alignment">
          <style:list-level-label-alignment text:label-followed-by="listtab" text:list-tab-stop-position="12.7cm" fo:text-indent="-2.159cm" fo:margin-left="5.969cm"/>
        </style:list-level-properties>
      </text:list-level-style-number>
      <text:list-level-style-number text:level="9" text:style-name="WW8Num14z8" style:num-suffix="." style:num-format="1" text:display-levels="9">
        <style:list-level-properties text:list-level-position-and-space-mode="label-alignment">
          <style:list-level-label-alignment text:label-followed-by="listtab" text:list-tab-stop-position="14.605cm" fo:text-indent="-2.54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9T09:50:59.632821334</meta:creation-date>
    <dc:date>2014-11-22T17:32:50.056103755</dc:date>
    <meta:editing-duration>PT10H57M12S</meta:editing-duration>
    <meta:editing-cycles>5</meta:editing-cycles>
    <meta:generator>LibreOffice/4.2.7.2$Linux_X86_64 LibreOffice_project/420m0$Build-2</meta:generator>
    <meta:document-statistic meta:table-count="0" meta:image-count="0" meta:object-count="0" meta:page-count="9" meta:paragraph-count="320" meta:word-count="1782" meta:character-count="13886" meta:non-whitespace-character-count="12072"/>
  </office:meta>
</office:document-meta>
</file>